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26cm"/>
    </style:style>
    <style:style style:name="co13" style:family="table-column">
      <style:table-column-properties fo:break-before="auto" style:column-width="5.173cm"/>
    </style:style>
    <style:style style:name="co14" style:family="table-column">
      <style:table-column-properties fo:break-before="auto" style:column-width="2.314cm"/>
    </style:style>
    <style:style style:name="co15" style:family="table-column">
      <style:table-column-properties fo:break-before="auto" style:column-width="3.457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3.676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2.9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0.751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42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cb3" style:vertical-align="middle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38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43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45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50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51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e082" style:vertical-align="middle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59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deebd7" style:vertical-align="middle"/>
    </style:style>
    <style:style style:name="ce64" style:family="table-cell" style:parent-style-name="Default" style:data-style-name="N2">
      <style:table-cell-properties fo:background-color="#ffe082" style:vertical-align="middle"/>
    </style:style>
    <style:style style:name="ce65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67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78" style:family="table-cell" style:parent-style-name="Default" style:data-style-name="N2"/>
    <style:style style:name="ce79" style:family="table-cell" style:parent-style-name="Default" style:data-style-name="N2">
      <style:table-cell-properties fo:background-color="#e7f5e0" style:vertical-align="middle"/>
    </style:style>
    <style:style style:name="ce8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2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02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03" style:family="table-cell" style:parent-style-name="Default" style:data-style-name="N1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4" style:family="table-cell" style:parent-style-name="Heading_20_1">
      <style:table-cell-properties style:text-align-source="fix" style:repeat-content="false" style:vertical-align="middle"/>
      <style:paragraph-properties fo:text-align="center" fo:margin-left="0cm"/>
      <style:text-properties fo:color="#0d47a1" fo:font-weight="bold" style:font-weight-asian="bold" style:font-weight-complex="bold"/>
    </style:style>
    <style:style style:name="ce95" style:family="table-cell" style:parent-style-name="Default">
      <style:table-cell-properties fo:background-color="#ffe0b2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e7f5e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ffecb3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120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12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23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24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125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3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36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141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142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143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144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145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ecb3" style:vertical-align="middle"/>
    </style:style>
    <style:style style:name="ce147" style:family="table-cell" style:parent-style-name="Default" style:data-style-name="N2">
      <style:table-cell-properties fo:background-color="#ffecb3" style:vertical-align="middle"/>
    </style:style>
    <style:style style:name="ce148" style:family="table-cell" style:parent-style-name="Default">
      <style:table-cell-properties fo:background-color="#ffe082" style:vertical-align="middle"/>
    </style:style>
    <style:style style:name="ce149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150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15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152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153" style:family="table-cell" style:parent-style-name="Default" style:data-style-name="N2"/>
    <style:style style:name="ce154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155" style:family="table-cell" style:parent-style-name="Default" style:data-style-name="N2">
      <style:table-cell-properties fo:background-color="#e7f5e0" style:vertical-align="middle"/>
    </style:style>
    <style:style style:name="ce156" style:family="table-cell" style:parent-style-name="Default" style:data-style-name="N2">
      <style:table-cell-properties fo:background-color="#deebd7" style:vertical-align="middle"/>
    </style:style>
    <style:style style:name="ce157" style:family="table-cell" style:parent-style-name="Default" style:data-style-name="N2">
      <style:table-cell-properties fo:background-color="#ffe082" style:vertical-align="middle"/>
    </style:style>
    <style:style style:name="ce158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159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160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16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163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16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5" style:family="table-cell" style:parent-style-name="Default">
      <style:table-cell-properties fo:wrap-option="wrap" style:vertical-align="middle"/>
    </style:style>
    <style:style style:name="ce166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wrap-option="wrap"/>
    </style:style>
    <style:style style:name="ce168" style:family="table-cell" style:parent-style-name="Heading_20_1">
      <style:table-cell-properties style:text-align-source="fix" style:repeat-content="false" style:vertical-align="middle"/>
      <style:paragraph-properties fo:text-align="center" fo:margin-left="0cm"/>
      <style:text-properties fo:color="#0d47a1" fo:font-weight="bold" style:font-weight-asian="bold" style:font-weight-complex="bold"/>
    </style:style>
    <style:style style:name="ce169" style:family="table-cell" style:parent-style-name="Default">
      <style:table-cell-properties fo:background-color="#ffe0b2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fo:background-color="#e7f5e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ffecb3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73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174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77" style:family="table-cell" style:parent-style-name="Default" style:data-style-name="N1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fo:border-bottom="1.05pt solid #0d47a1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2" style:family="table-cell" style:parent-style-name="Default">
      <style:table-cell-properties fo:background-color="#ffe0b2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ffecb3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d47a1" style:text-outline="false" style:text-line-through-style="none" style:text-line-through-type="none" style:font-name="Liberation Sans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d47a1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d47a1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d47a1"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53"/>
        <table:table-column table:style-name="co7" table:default-cell-style-name="ce15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153"/>
        <table:table-column table:style-name="co3" table:default-cell-style-name="ce153"/>
        <table:table-column table:style-name="co11" table:default-cell-style-name="Default"/>
        <table:table-row table:style-name="ro1" table:visibility="collapse">
          <table:table-cell table:style-name="ce120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136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2">
          <table:table-cell table:style-name="ce121" office:value-type="string" calcext:value-type="string" table:number-columns-spanned="10" table:number-rows-spanned="1">
            <text:p><text:span text:style-name="T4">Projeto Semestral de ETE102 de 2022</text:span></text:p>
            <text:p>Lista de Materiais para o Dado Digital Completo</text:p>
          </table:table-cell>
          <table:covered-table-cell table:style-name="Heading_20_1"/>
          <table:covered-table-cell table:style-name="ce136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23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138"/>
          <table:covered-table-cell table:style-name="Heading_20_2"/>
          <table:covered-table-cell table:number-columns-repeated="6"/>
          <table:table-cell table:number-columns-repeated="4"/>
        </table:table-row>
        <table:table-row table:style-name="ro5">
          <table:table-cell table:style-name="ce124" office:value-type="string" calcext:value-type="string">
            <text:p>Quantidade total:</text:p>
          </table:table-cell>
          <table:table-cell table:style-name="ce131" office:value-type="float" office:value="75" calcext:value-type="float">
            <text:p>75</text:p>
          </table:table-cell>
          <table:table-cell table:style-name="ce138"/>
          <table:table-cell table:style-name="Heading_20_2"/>
          <table:table-cell table:number-columns-repeated="10"/>
        </table:table-row>
        <table:table-row table:style-name="ro5" table:visibility="collapse">
          <table:table-cell table:style-name="ce123"/>
          <table:table-cell table:style-name="Heading_20_2"/>
          <table:table-cell table:style-name="ce138"/>
          <table:table-cell table:style-name="Heading_20_2"/>
          <table:table-cell table:number-columns-repeated="10"/>
        </table:table-row>
        <table:table-row table:style-name="ro6">
          <table:table-cell table:style-name="Heading_20_2" table:number-columns-repeated="2"/>
          <table:table-cell table:style-name="ce138"/>
          <table:table-cell table:style-name="Heading_20_2"/>
          <table:table-cell table:number-columns-repeated="10"/>
        </table:table-row>
        <table:table-row table:style-name="ro7">
          <table:table-cell table:style-name="ce125" office:value-type="string" calcext:value-type="string">
            <text:p>Item</text:p>
          </table:table-cell>
          <table:table-cell table:style-name="ce125" office:value-type="string" calcext:value-type="string">
            <text:p>Valor</text:p>
          </table:table-cell>
          <table:table-cell table:style-name="ce139" office:value-type="string" calcext:value-type="string">
            <text:p>Qtd./Circ.</text:p>
          </table:table-cell>
          <table:table-cell table:style-name="ce125" office:value-type="string" calcext:value-type="string">
            <text:p>Qtd. Total</text:p>
          </table:table-cell>
          <table:table-cell table:style-name="ce125" office:value-type="string" calcext:value-type="string">
            <text:p>Qtd. Estoque</text:p>
          </table:table-cell>
          <table:table-cell table:style-name="ce125" office:value-type="string" calcext:value-type="string">
            <text:p>Qtd. Compra</text:p>
          </table:table-cell>
          <table:table-cell table:style-name="ce154" office:value-type="string" calcext:value-type="string">
            <text:p>Valor un. (R$)</text:p>
          </table:table-cell>
          <table:table-cell table:style-name="ce154" office:value-type="string" calcext:value-type="string">
            <text:p>Valor/Circ. (R$)</text:p>
          </table:table-cell>
          <table:table-cell table:style-name="ce154" office:value-type="string" calcext:value-type="string">
            <text:p>Sub-total (R$)</text:p>
          </table:table-cell>
          <table:table-cell table:style-name="ce164" office:value-type="string" calcext:value-type="string">
            <text:p>Link Multcomercial</text:p>
          </table:table-cell>
          <table:table-cell table:style-name="ce164" office:value-type="string" calcext:value-type="string">
            <text:p>Link Baú da Eletrônica</text:p>
          </table:table-cell>
          <table:table-cell table:style-name="ce164" office:value-type="string" calcext:value-type="string">
            <text:p>TEC-CI</text:p>
          </table:table-cell>
          <table:table-cell table:style-name="Default"/>
          <table:table-cell/>
        </table:table-row>
        <table:table-row table:style-name="ro7">
          <table:table-cell table:style-name="ce126" office:value-type="string" calcext:value-type="string">
            <text:p>Capacitor cerâmico</text:p>
          </table:table-cell>
          <table:table-cell table:style-name="ce126" office:value-type="string" calcext:value-type="string">
            <text:p>10nF/50V</text:p>
          </table:table-cell>
          <table:table-cell table:style-name="ce140" office:value-type="float" office:value="8" calcext:value-type="float">
            <text:p>8</text:p>
          </table:table-cell>
          <table:table-cell table:style-name="ce140" table:formula="of:=[.C9]*[.$B$5]" office:value-type="float" office:value="600" calcext:value-type="float">
            <text:p>60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9]-[.E9]" office:value-type="float" office:value="600" calcext:value-type="float">
            <text:p>600</text:p>
          </table:table-cell>
          <table:table-cell table:style-name="ce155" office:value-type="float" office:value="0.1" calcext:value-type="float">
            <text:p>0,10</text:p>
          </table:table-cell>
          <table:table-cell table:style-name="ce155" table:formula="of:=[.G9]*[.C9]" office:value-type="float" office:value="0.8" calcext:value-type="float">
            <text:p>0,80</text:p>
          </table:table-cell>
          <table:table-cell table:style-name="ce159" table:formula="of:=[.F9]*[.G9]" office:value-type="float" office:value="60" calcext:value-type="float">
            <text:p>60,00</text:p>
          </table:table-cell>
          <table:table-cell table:style-name="ce165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apacitor eletrolítico</text:p>
          </table:table-cell>
          <table:table-cell table:style-name="ce126" office:value-type="string" calcext:value-type="string">
            <text:p>1uF/16V (1uF/50V)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0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0]-[.E10]" office:value-type="float" office:value="150" calcext:value-type="float">
            <text:p>150</text:p>
          </table:table-cell>
          <table:table-cell table:style-name="ce155" office:value-type="float" office:value="0.16" calcext:value-type="float">
            <text:p>0,16</text:p>
          </table:table-cell>
          <table:table-cell table:style-name="ce155" table:formula="of:=[.G10]*[.C10]" office:value-type="float" office:value="0.32" calcext:value-type="float">
            <text:p>0,32</text:p>
          </table:table-cell>
          <table:table-cell table:style-name="ce159" table:formula="of:=[.F10]*[.G10]" office:value-type="float" office:value="24" calcext:value-type="float">
            <text:p>24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apacitor eletrolítico</text:p>
          </table:table-cell>
          <table:table-cell table:style-name="ce126" office:value-type="string" calcext:value-type="string">
            <text:p>10uF/16V (10uF/50V)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1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1]-[.E11]" office:value-type="float" office:value="75" calcext:value-type="float">
            <text:p>75</text:p>
          </table:table-cell>
          <table:table-cell table:style-name="ce155" office:value-type="float" office:value="0.12" calcext:value-type="float">
            <text:p>0,12</text:p>
          </table:table-cell>
          <table:table-cell table:style-name="ce155" table:formula="of:=[.G11]*[.C11]" office:value-type="float" office:value="0.12" calcext:value-type="float">
            <text:p>0,12</text:p>
          </table:table-cell>
          <table:table-cell table:style-name="ce159" table:formula="of:=[.F11]*[.G11]" office:value-type="float" office:value="9" calcext:value-type="float">
            <text:p>9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have “Push-button”</text:p>
          </table:table-cell>
          <table:table-cell table:style-name="ce126" office:value-type="string" calcext:value-type="string">
            <text:p>6 x 6 x 5 mm/Vermelha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2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2]-[.E12]" office:value-type="float" office:value="75" calcext:value-type="float">
            <text:p>75</text:p>
          </table:table-cell>
          <table:table-cell table:style-name="ce155" office:value-type="float" office:value="0.19" calcext:value-type="float">
            <text:p>0,19</text:p>
          </table:table-cell>
          <table:table-cell table:style-name="ce155" table:formula="of:=[.G12]*[.C12]" office:value-type="float" office:value="0.19" calcext:value-type="float">
            <text:p>0,19</text:p>
          </table:table-cell>
          <table:table-cell table:style-name="ce159" table:formula="of:=[.F12]*[.G12]" office:value-type="float" office:value="14.25" calcext:value-type="float">
            <text:p>14,25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Resistor</text:p>
          </table:table-cell>
          <table:table-cell table:style-name="ce132" office:value-type="string" calcext:value-type="string">
            <text:p>220R/0,125W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table:formula="of:=[.C13]*[.$B$5]" office:value-type="float" office:value="1050" calcext:value-type="float">
            <text:p>10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3]-[.E13]" office:value-type="float" office:value="1050" calcext:value-type="float">
            <text:p>1050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table:formula="of:=[.G13]*[.C13]" office:value-type="float" office:value="0.7" calcext:value-type="float">
            <text:p>0,70</text:p>
          </table:table-cell>
          <table:table-cell table:style-name="ce159" table:formula="of:=[.F13]*[.G13]" office:value-type="float" office:value="52.5" calcext:value-type="float">
            <text:p>52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Resistor</text:p>
          </table:table-cell>
          <table:table-cell table:style-name="ce126" office:value-type="string" calcext:value-type="string">
            <text:p>10k/0,125W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4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4]-[.E14]" office:value-type="float" office:value="150" calcext:value-type="float">
            <text:p>150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table:formula="of:=[.G14]*[.C14]" office:value-type="float" office:value="0.1" calcext:value-type="float">
            <text:p>0,10</text:p>
          </table:table-cell>
          <table:table-cell table:style-name="ce159" table:formula="of:=[.F14]*[.G14]" office:value-type="float" office:value="7.5" calcext:value-type="float">
            <text:p>7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Resistor</text:p>
          </table:table-cell>
          <table:table-cell table:style-name="ce126" office:value-type="string" calcext:value-type="string">
            <text:p>220k/0,125W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5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5]-[.E15]" office:value-type="float" office:value="150" calcext:value-type="float">
            <text:p>150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table:formula="of:=[.G15]*[.C15]" office:value-type="float" office:value="0.1" calcext:value-type="float">
            <text:p>0,10</text:p>
          </table:table-cell>
          <table:table-cell table:style-name="ce159" table:formula="of:=[.F15]*[.G15]" office:value-type="float" office:value="7.5" calcext:value-type="float">
            <text:p>7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ircuito Integrado</text:p>
          </table:table-cell>
          <table:table-cell table:style-name="ce132" office:value-type="float" office:value="4027" calcext:value-type="float">
            <text:p>4027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6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6]-[.E16]" office:value-type="float" office:value="75" calcext:value-type="float">
            <text:p>75</text:p>
          </table:table-cell>
          <table:table-cell table:style-name="ce155" office:value-type="float" office:value="2.6" calcext:value-type="float">
            <text:p>2,60</text:p>
          </table:table-cell>
          <table:table-cell table:style-name="ce155" table:formula="of:=[.G16]*[.C16]" office:value-type="float" office:value="2.6" calcext:value-type="float">
            <text:p>2,60</text:p>
          </table:table-cell>
          <table:table-cell table:style-name="ce159" table:formula="of:=[.F16]*[.G16]" office:value-type="float" office:value="195" calcext:value-type="float">
            <text:p>195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ircuito Integrado</text:p>
          </table:table-cell>
          <table:table-cell table:style-name="ce126" office:value-type="string" calcext:value-type="string">
            <text:p>4093B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7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7]-[.E17]" office:value-type="float" office:value="75" calcext:value-type="float">
            <text:p>75</text:p>
          </table:table-cell>
          <table:table-cell table:style-name="ce155" office:value-type="float" office:value="2.05" calcext:value-type="float">
            <text:p>2,05</text:p>
          </table:table-cell>
          <table:table-cell table:style-name="ce155" table:formula="of:=[.G17]*[.C17]" office:value-type="float" office:value="2.05" calcext:value-type="float">
            <text:p>2,05</text:p>
          </table:table-cell>
          <table:table-cell table:style-name="ce159" table:formula="of:=[.F17]*[.G17]" office:value-type="float" office:value="153.75" calcext:value-type="float">
            <text:p>153,75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ircuito Integrado</text:p>
          </table:table-cell>
          <table:table-cell table:style-name="ce132" office:value-type="float" office:value="4511" calcext:value-type="float">
            <text:p>4511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8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8]-[.E18]" office:value-type="float" office:value="150" calcext:value-type="float">
            <text:p>150</text:p>
          </table:table-cell>
          <table:table-cell table:style-name="ce155" office:value-type="float" office:value="3.5" calcext:value-type="float">
            <text:p>3,50</text:p>
          </table:table-cell>
          <table:table-cell table:style-name="ce155" table:formula="of:=[.G18]*[.C18]" office:value-type="float" office:value="7" calcext:value-type="float">
            <text:p>7,00</text:p>
          </table:table-cell>
          <table:table-cell table:style-name="ce159" table:formula="of:=[.F18]*[.G18]" office:value-type="float" office:value="525" calcext:value-type="float">
            <text:p>525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ircuito Integrado</text:p>
          </table:table-cell>
          <table:table-cell table:style-name="ce132" office:value-type="float" office:value="4518" calcext:value-type="float">
            <text:p>4518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9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9]-[.E19]" office:value-type="float" office:value="75" calcext:value-type="float">
            <text:p>75</text:p>
          </table:table-cell>
          <table:table-cell table:style-name="ce155" office:value-type="float" office:value="3.23" calcext:value-type="float">
            <text:p>3,23</text:p>
          </table:table-cell>
          <table:table-cell table:style-name="ce155" table:formula="of:=[.G19]*[.C19]" office:value-type="float" office:value="3.23" calcext:value-type="float">
            <text:p>3,23</text:p>
          </table:table-cell>
          <table:table-cell table:style-name="ce159" table:formula="of:=[.F19]*[.G19]" office:value-type="float" office:value="242.25" calcext:value-type="float">
            <text:p>242,25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ircuito Integrado</text:p>
          </table:table-cell>
          <table:table-cell table:style-name="ce132" office:value-type="string" calcext:value-type="string">
            <text:p>74HCT85E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20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20]-[.E20]" office:value-type="float" office:value="75" calcext:value-type="float">
            <text:p>75</text:p>
          </table:table-cell>
          <table:table-cell table:style-name="ce155" office:value-type="float" office:value="1" calcext:value-type="float">
            <text:p>1,00</text:p>
          </table:table-cell>
          <table:table-cell table:style-name="ce155" table:formula="of:=[.G20]*[.C20]" office:value-type="float" office:value="1" calcext:value-type="float">
            <text:p>1,00</text:p>
          </table:table-cell>
          <table:table-cell table:style-name="ce159" table:formula="of:=[.F20]*[.G20]" office:value-type="float" office:value="75" calcext:value-type="float">
            <text:p>75,00</text:p>
          </table:table-cell>
          <table:table-cell table:style-name="ce165" office:value-type="string" calcext:value-type="string">
            <text:p><text:a xlink:href="https://www.multcomercial.com.br/circuito-integrado-cd74hct85e-dip16-harris.html" xlink:type="simple">https://www.multcomercial.com.br/circuito-integrado-cd74hct85e-dip16-harris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Circuito Integrado</text:p>
          </table:table-cell>
          <table:table-cell table:style-name="ce132" office:value-type="string" calcext:value-type="string">
            <text:p>LM555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21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21]-[.E21]" office:value-type="float" office:value="75" calcext:value-type="float">
            <text:p>75</text:p>
          </table:table-cell>
          <table:table-cell table:style-name="ce155" office:value-type="float" office:value="1.16" calcext:value-type="float">
            <text:p>1,16</text:p>
          </table:table-cell>
          <table:table-cell table:style-name="ce155" table:formula="of:=[.G21]*[.C21]" office:value-type="float" office:value="1.16" calcext:value-type="float">
            <text:p>1,16</text:p>
          </table:table-cell>
          <table:table-cell table:style-name="ce159" table:formula="of:=[.F21]*[.G21]" office:value-type="float" office:value="87" calcext:value-type="float">
            <text:p>87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6" office:value-type="string" calcext:value-type="string">
            <text:p>Display 7-Segmentos</text:p>
          </table:table-cell>
          <table:table-cell table:style-name="ce126" office:value-type="string" calcext:value-type="string">
            <text:p>SM42056-1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22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22]-[.E22]" office:value-type="float" office:value="150" calcext:value-type="float">
            <text:p>150</text:p>
          </table:table-cell>
          <table:table-cell table:style-name="ce155" office:value-type="float" office:value="2.1" calcext:value-type="float">
            <text:p>2,10</text:p>
          </table:table-cell>
          <table:table-cell table:style-name="ce155" table:formula="of:=[.G22]*[.C22]" office:value-type="float" office:value="4.2" calcext:value-type="float">
            <text:p>4,20</text:p>
          </table:table-cell>
          <table:table-cell table:style-name="ce159" table:formula="of:=[.F22]*[.G22]" office:value-type="float" office:value="315" calcext:value-type="float">
            <text:p>315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Transistor NPN</text:p>
          </table:table-cell>
          <table:table-cell table:style-name="ce127" office:value-type="string" calcext:value-type="string">
            <text:p>BC547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3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3]-[.E23]" office:value-type="float" office:value="75" calcext:value-type="float">
            <text:p>75</text:p>
          </table:table-cell>
          <table:table-cell table:style-name="ce156" office:value-type="float" office:value="0.2" calcext:value-type="float">
            <text:p>0,20</text:p>
          </table:table-cell>
          <table:table-cell table:style-name="ce156" table:formula="of:=[.G23]*[.C23]" office:value-type="float" office:value="0.2" calcext:value-type="float">
            <text:p>0,20</text:p>
          </table:table-cell>
          <table:table-cell table:style-name="ce160" table:formula="of:=[.F23]*[.G23]" office:value-type="float" office:value="15" calcext:value-type="float">
            <text:p>15,00</text:p>
          </table:table-cell>
          <table:table-cell table:style-name="ce165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Diodo</text:p>
          </table:table-cell>
          <table:table-cell table:style-name="ce127" office:value-type="string" calcext:value-type="string">
            <text:p>1N4148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4]*[.$B$5]" office:value-type="float" office:value="75" calcext:value-type="float">
            <text:p>75</text:p>
          </table:table-cell>
          <table:table-cell table:style-name="ce150" office:value-type="float" office:value="75" calcext:value-type="float">
            <text:p>75</text:p>
          </table:table-cell>
          <table:table-cell table:style-name="ce127" table:formula="of:=[.D24]-[.E24]" office:value-type="float" office:value="0" calcext:value-type="float">
            <text:p>0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56" table:formula="of:=[.G24]*[.C24]" office:value-type="float" office:value="0.05" calcext:value-type="float">
            <text:p>0,05</text:p>
          </table:table-cell>
          <table:table-cell table:style-name="ce160" table:formula="of:=[.F24]*[.G24]" office:value-type="float" office:value="0" calcext:value-type="float">
            <text:p>0,00</text:p>
          </table:table-cell>
          <table:table-cell table:style-name="ce165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LED Convencional Difuso</text:p>
          </table:table-cell>
          <table:table-cell table:style-name="ce127" office:value-type="string" calcext:value-type="string">
            <text:p>3mm/Amarelo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5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5]-[.E25]" office:value-type="float" office:value="75" calcext:value-type="float">
            <text:p>75</text:p>
          </table:table-cell>
          <table:table-cell table:style-name="ce156" office:value-type="float" office:value="0.15" calcext:value-type="float">
            <text:p>0,15</text:p>
          </table:table-cell>
          <table:table-cell table:style-name="ce156" table:formula="of:=[.G25]*[.C25]" office:value-type="float" office:value="0.15" calcext:value-type="float">
            <text:p>0,15</text:p>
          </table:table-cell>
          <table:table-cell table:style-name="ce160" table:formula="of:=[.F25]*[.G25]" office:value-type="float" office:value="11.25" calcext:value-type="float">
            <text:p>11,25</text:p>
          </table:table-cell>
          <table:table-cell table:style-name="ce165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8">
          <table:table-cell table:style-name="ce127" office:value-type="string" calcext:value-type="string">
            <text:p>Relé</text:p>
          </table:table-cell>
          <table:table-cell table:style-name="ce127" office:value-type="string" calcext:value-type="string">
            <text:p>HF3FA/005-ZSTF</text:p>
            <text:p>(5V/SPDT/10A)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6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6]-[.E26]" office:value-type="float" office:value="75" calcext:value-type="float">
            <text:p>75</text:p>
          </table:table-cell>
          <table:table-cell table:style-name="ce156" office:value-type="float" office:value="3.3" calcext:value-type="float">
            <text:p>3,30</text:p>
          </table:table-cell>
          <table:table-cell table:style-name="ce156" table:formula="of:=[.G26]*[.C26]" office:value-type="float" office:value="3.3" calcext:value-type="float">
            <text:p>3,30</text:p>
          </table:table-cell>
          <table:table-cell table:style-name="ce160" table:formula="of:=[.F26]*[.G26]" office:value-type="float" office:value="247.5" calcext:value-type="float">
            <text:p>247,50</text:p>
          </table:table-cell>
          <table:table-cell table:style-name="ce165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Resistor</text:p>
          </table:table-cell>
          <table:table-cell table:style-name="ce127" office:value-type="string" calcext:value-type="string">
            <text:p>47R/0,125W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7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7]-[.E27]" office:value-type="float" office:value="75" calcext:value-type="float">
            <text:p>75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56" table:formula="of:=[.G27]*[.C27]" office:value-type="float" office:value="0.05" calcext:value-type="float">
            <text:p>0,05</text:p>
          </table:table-cell>
          <table:table-cell table:style-name="ce160" table:formula="of:=[.F27]*[.G27]" office:value-type="float" office:value="3.75" calcext:value-type="float">
            <text:p>3,75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Resistor</text:p>
          </table:table-cell>
          <table:table-cell table:style-name="ce133" office:value-type="string" calcext:value-type="string">
            <text:p>1k/0,250W</text:p>
          </table:table-cell>
          <table:table-cell table:style-name="ce141" office:value-type="float" office:value="2" calcext:value-type="float">
            <text:p>2</text:p>
          </table:table-cell>
          <table:table-cell table:style-name="ce141" table:formula="of:=[.C28]*[.$B$5]" office:value-type="float" office:value="150" calcext:value-type="float">
            <text:p>150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8]-[.E28]" office:value-type="float" office:value="150" calcext:value-type="float">
            <text:p>150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56" table:formula="of:=[.G28]*[.C28]" office:value-type="float" office:value="0.1" calcext:value-type="float">
            <text:p>0,10</text:p>
          </table:table-cell>
          <table:table-cell table:style-name="ce160" table:formula="of:=[.F28]*[.G28]" office:value-type="float" office:value="7.5" calcext:value-type="float">
            <text:p>7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Conector KRE (Bloco Terminal)</text:p>
          </table:table-cell>
          <table:table-cell table:style-name="ce127" office:value-type="string" calcext:value-type="string">
            <text:p>2 vias/5mm</text:p>
          </table:table-cell>
          <table:table-cell table:style-name="ce141" office:value-type="float" office:value="3" calcext:value-type="float">
            <text:p>3</text:p>
          </table:table-cell>
          <table:table-cell table:style-name="ce141" table:formula="of:=[.C29]*[.$B$5]" office:value-type="float" office:value="225" calcext:value-type="float">
            <text:p>22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9]-[.E29]" office:value-type="float" office:value="225" calcext:value-type="float">
            <text:p>225</text:p>
          </table:table-cell>
          <table:table-cell table:style-name="ce156" office:value-type="float" office:value="1.2" calcext:value-type="float">
            <text:p>1,20</text:p>
          </table:table-cell>
          <table:table-cell table:style-name="ce156" table:formula="of:=[.G29]*[.C29]" office:value-type="float" office:value="3.6" calcext:value-type="float">
            <text:p>3,60</text:p>
          </table:table-cell>
          <table:table-cell table:style-name="ce160" table:formula="of:=[.F29]*[.G29]" office:value-type="float" office:value="270" calcext:value-type="float">
            <text:p>270,00</text:p>
          </table:table-cell>
          <table:table-cell table:style-name="ce165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7" office:value-type="string" calcext:value-type="string">
            <text:p>Conector de Pinos (Pin Header)</text:p>
          </table:table-cell>
          <table:table-cell table:style-name="ce127" office:value-type="string" calcext:value-type="string">
            <text:p>Macho (40 pinos)</text:p>
          </table:table-cell>
          <table:table-cell table:style-name="ce141" table:formula="of:=1/20" office:value-type="float" office:value="0.05" calcext:value-type="float">
            <text:p>0,05</text:p>
          </table:table-cell>
          <table:table-cell table:style-name="ce141" table:formula="of:=ROUNDUP([.C30]*[.$B$5])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30]-[.E30]" office:value-type="float" office:value="4" calcext:value-type="float">
            <text:p>4</text:p>
          </table:table-cell>
          <table:table-cell table:style-name="ce156" office:value-type="float" office:value="1.5" calcext:value-type="float">
            <text:p>1,50</text:p>
          </table:table-cell>
          <table:table-cell table:style-name="ce156" table:formula="of:=[.G30]*[.C30]" office:value-type="float" office:value="0.075" calcext:value-type="float">
            <text:p>0,08</text:p>
          </table:table-cell>
          <table:table-cell table:style-name="ce160" table:formula="of:=[.F30]*[.G30]" office:value-type="float" office:value="6" calcext:value-type="float">
            <text:p>6,00</text:p>
          </table:table-cell>
          <table:table-cell table:style-name="ce165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8">
          <table:table-cell table:style-name="ce127" office:value-type="string" calcext:value-type="string">
            <text:p>PCI “Atuador e Carga”</text:p>
          </table:table-cell>
          <table:table-cell table:style-name="ce127" office:value-type="string" calcext:value-type="string">
            <text:p>38,1 x 50,8 mm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ROUNDUP([.C31]*[.$B$5])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31]-[.E31]" office:value-type="float" office:value="75" calcext:value-type="float">
            <text:p>75</text:p>
          </table:table-cell>
          <table:table-cell table:style-name="ce156" table:formula="of:=1.1*6.65+45/[.F31]" office:value-type="float" office:value="7.915" calcext:value-type="float">
            <text:p>7,92</text:p>
          </table:table-cell>
          <table:table-cell table:style-name="ce156" table:formula="of:=[.G31]*[.C31]" office:value-type="float" office:value="7.915" calcext:value-type="float">
            <text:p>7,92</text:p>
          </table:table-cell>
          <table:table-cell table:style-name="ce160" table:formula="of:=[.F31]*[.G31]" office:value-type="float" office:value="593.625" calcext:value-type="float">
            <text:p>593,63</text:p>
          </table:table-cell>
          <table:table-cell table:style-name="ce165" table:number-columns-repeated="2"/>
          <table:table-cell table:style-name="ce167" office:value-type="string" calcext:value-type="string">
            <text:p>Orçamento nº. C22020392 (considerando 10% a mais de IPI).</text:p>
          </table:table-cell>
          <table:table-cell table:style-name="Default"/>
          <table:table-cell/>
        </table:table-row>
        <table:table-row table:style-name="ro7">
          <table:table-cell table:style-name="ce128" office:value-type="string" calcext:value-type="string">
            <text:p>Protoboard</text:p>
          </table:table-cell>
          <table:table-cell table:style-name="ce128" office:value-type="string" calcext:value-type="string">
            <text:p>3220 pontos</text:p>
          </table:table-cell>
          <table:table-cell table:style-name="ce142" office:value-type="float" office:value="1" calcext:value-type="float">
            <text:p>1</text:p>
          </table:table-cell>
          <table:table-cell table:style-name="ce146" table:formula="of:=[.C32]*[.$B$5]" office:value-type="float" office:value="75" calcext:value-type="float">
            <text:p>75</text:p>
          </table:table-cell>
          <table:table-cell table:style-name="ce151" office:value-type="float" office:value="30" calcext:value-type="float">
            <text:p>30</text:p>
          </table:table-cell>
          <table:table-cell table:style-name="ce128" table:formula="of:=[.D32]-[.E32]" office:value-type="float" office:value="45" calcext:value-type="float">
            <text:p>45</text:p>
          </table:table-cell>
          <table:table-cell table:style-name="ce147" office:value-type="float" office:value="130" calcext:value-type="float">
            <text:p>130,00</text:p>
          </table:table-cell>
          <table:table-cell table:style-name="ce147" table:formula="of:=[.G32]*[.C32]" office:value-type="float" office:value="130" calcext:value-type="float">
            <text:p>130,00</text:p>
          </table:table-cell>
          <table:table-cell table:style-name="ce161" table:formula="of:=[.F32]*[.G32]" office:value-type="float" office:value="5850" calcext:value-type="float">
            <text:p>5850,00</text:p>
          </table:table-cell>
          <table:table-cell table:style-name="ce165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7">
          <table:table-cell table:style-name="ce128" office:value-type="string" calcext:value-type="string">
            <text:p>Cabos para protoboard</text:p>
          </table:table-cell>
          <table:table-cell table:style-name="ce128" office:value-type="string" calcext:value-type="string">
            <text:p>macho-macho (kit com 65)</text:p>
          </table:table-cell>
          <table:table-cell table:style-name="ce143" table:formula="of:=90/65" office:value-type="float" office:value="1.38461538461538" calcext:value-type="float">
            <text:p>1,38</text:p>
          </table:table-cell>
          <table:table-cell table:style-name="ce147" table:formula="of:=ROUNDUP([.C33]*[.$B$5])" office:value-type="float" office:value="104" calcext:value-type="float">
            <text:p>104,00</text:p>
          </table:table-cell>
          <table:table-cell table:style-name="ce151" office:value-type="float" office:value="0" calcext:value-type="float">
            <text:p>0</text:p>
          </table:table-cell>
          <table:table-cell table:style-name="ce128" table:formula="of:=[.D33]-[.E33]" office:value-type="float" office:value="104" calcext:value-type="float">
            <text:p>104</text:p>
          </table:table-cell>
          <table:table-cell table:style-name="ce147" office:value-type="float" office:value="13.9" calcext:value-type="float">
            <text:p>13,90</text:p>
          </table:table-cell>
          <table:table-cell table:style-name="ce147" table:formula="of:=[.G33]*[.C33]" office:value-type="float" office:value="19.2461538461538" calcext:value-type="float">
            <text:p>19,25</text:p>
          </table:table-cell>
          <table:table-cell table:style-name="ce161" table:formula="of:=[.F33]*[.G33]" office:value-type="float" office:value="1445.6" calcext:value-type="float">
            <text:p>1445,6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8" office:value-type="string" calcext:value-type="string">
            <text:p>Cabos para protoboard</text:p>
          </table:table-cell>
          <table:table-cell table:style-name="ce128" office:value-type="string" calcext:value-type="string">
            <text:p>macho-fêmea (kit com 40)</text:p>
          </table:table-cell>
          <table:table-cell table:style-name="ce142" table:formula="of:=10/40" office:value-type="float" office:value="0.25" calcext:value-type="float">
            <text:p>0,25</text:p>
          </table:table-cell>
          <table:table-cell table:style-name="ce146" table:formula="of:=ROUNDUP([.C34]*[.$B$5])" office:value-type="float" office:value="19" calcext:value-type="float">
            <text:p>19</text:p>
          </table:table-cell>
          <table:table-cell table:style-name="ce151" office:value-type="float" office:value="0" calcext:value-type="float">
            <text:p>0</text:p>
          </table:table-cell>
          <table:table-cell table:style-name="ce128" table:formula="of:=[.D34]-[.E34]" office:value-type="float" office:value="19" calcext:value-type="float">
            <text:p>19</text:p>
          </table:table-cell>
          <table:table-cell table:style-name="ce147" office:value-type="float" office:value="10" calcext:value-type="float">
            <text:p>10,00</text:p>
          </table:table-cell>
          <table:table-cell table:style-name="ce147" table:formula="of:=[.G34]*[.C34]" office:value-type="float" office:value="2.5" calcext:value-type="float">
            <text:p>2,50</text:p>
          </table:table-cell>
          <table:table-cell table:style-name="ce161" table:formula="of:=[.F34]*[.G34]" office:value-type="float" office:value="190" calcext:value-type="float">
            <text:p>190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29" office:value-type="string" calcext:value-type="string">
            <text:p>Suporte para soldagem</text:p>
          </table:table-cell>
          <table:table-cell table:style-name="ce129" office:value-type="string" calcext:value-type="string">
            <text:p>Suetoku SP-1</text:p>
          </table:table-cell>
          <table:table-cell table:style-name="ce144" office:value-type="string" calcext:value-type="string">
            <text:p>---</text:p>
          </table:table-cell>
          <table:table-cell table:style-name="ce148" office:value-type="float" office:value="16" calcext:value-type="float">
            <text:p>16</text:p>
          </table:table-cell>
          <table:table-cell table:style-name="ce152" office:value-type="float" office:value="6" calcext:value-type="float">
            <text:p>6</text:p>
          </table:table-cell>
          <table:table-cell table:style-name="ce129" table:formula="of:=[.D35]-[.E35]" office:value-type="float" office:value="10" calcext:value-type="float">
            <text:p>10</text:p>
          </table:table-cell>
          <table:table-cell table:style-name="ce157" office:value-type="float" office:value="35.5" calcext:value-type="float">
            <text:p>35,50</text:p>
          </table:table-cell>
          <table:table-cell table:style-name="ce158" office:value-type="string" calcext:value-type="string">
            <text:p>---</text:p>
          </table:table-cell>
          <table:table-cell table:style-name="ce162" table:formula="of:=[.F35]*[.G35]" office:value-type="float" office:value="355" calcext:value-type="float">
            <text:p>355,00</text:p>
          </table:table-cell>
          <table:table-cell table:style-name="ce165" office:value-type="string" calcext:value-type="string">
            <text:p><text:a xlink:href="https://www.multcomercial.com.br/suporte-para-placa-de-circuito-impresso-sp-1-suetoku.html" xlink:type="simple">https://www.multcomercial.com.br/suporte-para-placa-de-circuito-impresso-sp-1-suetoku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9">
          <table:table-cell table:style-name="ce129" office:value-type="string" calcext:value-type="string">
            <text:p>Placa Padrão</text:p>
          </table:table-cell>
          <table:table-cell table:style-name="ce129" office:value-type="string" calcext:value-type="string">
            <text:p>Com ilhas apenas/</text:p>
            <text:p>5cm x 5cm</text:p>
            <text:p>(1/8 * 10cm x 20cm)</text:p>
          </table:table-cell>
          <table:table-cell table:style-name="ce144" office:value-type="float" office:value="0.125" calcext:value-type="float">
            <text:p>0,125</text:p>
          </table:table-cell>
          <table:table-cell table:style-name="ce148" table:formula="of:=ROUNDUP([.C36]*[.$B$5])" office:value-type="float" office:value="10" calcext:value-type="float">
            <text:p>10</text:p>
          </table:table-cell>
          <table:table-cell table:style-name="ce152" office:value-type="float" office:value="0" calcext:value-type="float">
            <text:p>0</text:p>
          </table:table-cell>
          <table:table-cell table:style-name="ce129" table:formula="of:=[.D36]-[.E36]" office:value-type="float" office:value="10" calcext:value-type="float">
            <text:p>10</text:p>
          </table:table-cell>
          <table:table-cell table:style-name="ce157" office:value-type="float" office:value="23.99" calcext:value-type="float">
            <text:p>23,99</text:p>
          </table:table-cell>
          <table:table-cell table:style-name="ce158" table:formula="of:=[.G36]*[.C36]" office:value-type="float" office:value="2.99875" calcext:value-type="float">
            <text:p>3,00</text:p>
          </table:table-cell>
          <table:table-cell table:style-name="ce162" table:formula="of:=[.F36]*[.G36]" office:value-type="float" office:value="239.9" calcext:value-type="float">
            <text:p>239,9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 table:number-columns-repeated="2"/>
          <table:table-cell table:style-name="ce153"/>
          <table:table-cell table:number-columns-repeated="2"/>
          <table:table-cell table:style-name="Default"/>
          <table:table-cell/>
          <table:table-cell table:style-name="ce153"/>
        </table:table-row>
        <table:table-row table:style-name="ro7">
          <table:table-cell table:style-name="ce130" office:value-type="string" calcext:value-type="string" table:number-columns-spanned="2" table:number-rows-spanned="1">
            <text:p>SUB-TOTAL CIRCUITO – DEMAIS BLOCOS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9:.I22])" office:value-type="float" office:value="1767.75" calcext:value-type="float">
            <text:p>1767,75</text:p>
          </table:table-cell>
          <table:table-cell table:style-name="ce166" table:formula="of:=SUMIF([.J9:.J22];&quot;&lt;&gt;&quot;;[.I9:.I22])" office:value-type="float" office:value="202.5" calcext:value-type="float">
            <text:p>202,50</text:p>
          </table:table-cell>
          <table:table-cell table:style-name="ce166" table:formula="of:=SUMIF([.K9:.K22];&quot;&lt;&gt;&quot;;[.I9:.I22])" office:value-type="float" office:value="1565.25" calcext:value-type="float">
            <text:p>1565,25</text:p>
          </table:table-cell>
          <table:table-cell table:style-name="ce166" table:formula="of:=SUMIF([.L9:.L22];&quot;&lt;&gt;&quot;;[.I9:.I22])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7">
          <table:table-cell table:style-name="ce130" office:value-type="string" calcext:value-type="string" table:number-columns-spanned="2" table:number-rows-spanned="1">
            <text:p>SUB-TOTAL CIRCUITO – ATUADOR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23:.I31])" office:value-type="float" office:value="1154.625" calcext:value-type="float">
            <text:p>1154,63</text:p>
          </table:table-cell>
          <table:table-cell table:style-name="ce166" table:formula="of:=SUMIF([.J23:.J31];&quot;&lt;&gt;&quot;;[.$I23:.$I31])" office:value-type="float" office:value="561" calcext:value-type="float">
            <text:p>561,00</text:p>
          </table:table-cell>
          <table:table-cell table:style-name="ce166" table:formula="of:=SUMIF([.K23:.K31];&quot;&lt;&gt;&quot;;[.$I23:.$I31])" office:value-type="float" office:value="0" calcext:value-type="float">
            <text:p>0,00</text:p>
          </table:table-cell>
          <table:table-cell table:style-name="ce166" table:formula="of:=SUMIF([.L23:.L31];&quot;&lt;&gt;&quot;;[.$I23:.$I31])" office:value-type="float" office:value="593.625" calcext:value-type="float">
            <text:p>593,63</text:p>
          </table:table-cell>
          <table:table-cell table:style-name="Default"/>
          <table:table-cell/>
        </table:table-row>
        <table:table-row table:style-name="ro7">
          <table:table-cell table:style-name="ce130" office:value-type="string" calcext:value-type="string" table:number-columns-spanned="2" table:number-rows-spanned="1">
            <text:p>SUB-TOTAL PROTOBOARD + CABOS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32:.I34])" office:value-type="float" office:value="7485.6" calcext:value-type="float">
            <text:p>7485,60</text:p>
          </table:table-cell>
          <table:table-cell table:style-name="ce166" table:formula="of:=SUMIF([.J32:.J34];&quot;&lt;&gt;&quot;;[.I32:.I34])" office:value-type="float" office:value="5850" calcext:value-type="float">
            <text:p>5850,00</text:p>
          </table:table-cell>
          <table:table-cell table:style-name="ce166" table:formula="of:=SUMIF([.K32:.K34];&quot;&lt;&gt;&quot;;[.I32:.I34])" office:value-type="float" office:value="1635.6" calcext:value-type="float">
            <text:p>1635,60</text:p>
          </table:table-cell>
          <table:table-cell table:style-name="ce166" table:formula="of:=SUMIF([.L32:.L34];&quot;&lt;&gt;&quot;;[.I32:.I34])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7">
          <table:table-cell table:style-name="ce130" office:value-type="string" calcext:value-type="string" table:number-columns-spanned="2" table:number-rows-spanned="1">
            <text:p>SUB-TOTAL OUTROS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35:.I36])" office:value-type="float" office:value="594.9" calcext:value-type="float">
            <text:p>594,90</text:p>
          </table:table-cell>
          <table:table-cell table:style-name="ce166" table:formula="of:=SUMIF([.J35:.J36];&quot;&lt;&gt;&quot;;[.I35:.I36])" office:value-type="float" office:value="355" calcext:value-type="float">
            <text:p>355,00</text:p>
          </table:table-cell>
          <table:table-cell table:style-name="ce166" table:formula="of:=SUMIF([.K35:.K36];&quot;&lt;&gt;&quot;;[.I35:.I36])" office:value-type="float" office:value="239.9" calcext:value-type="float">
            <text:p>239,90</text:p>
          </table:table-cell>
          <table:table-cell table:style-name="ce166" table:formula="of:=SUMIF([.L35:.L36];&quot;&lt;&gt;&quot;;[.I35:.I36])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3">
          <table:table-cell table:number-columns-repeated="11"/>
          <table:table-cell table:style-name="Default"/>
          <table:table-cell table:number-columns-repeated="2"/>
        </table:table-row>
        <table:table-row table:style-name="ro7">
          <table:table-cell table:style-name="ce130" office:value-type="string" calcext:value-type="string">
            <text:p>TOTAL</text:p>
          </table:table-cell>
          <table:table-cell table:style-name="ce135"/>
          <table:table-cell table:style-name="ce145"/>
          <table:table-cell table:style-name="ce135" table:number-columns-repeated="5"/>
          <table:table-cell table:style-name="ce163" table:formula="of:=SUM([.I38:.I41])" office:value-type="float" office:value="11002.875" calcext:value-type="float">
            <text:p>11002,88</text:p>
          </table:table-cell>
          <table:table-cell table:style-name="ce166" table:formula="of:=SUM([.J38:.J41])" office:value-type="float" office:value="6968.5" calcext:value-type="float">
            <text:p>6968,50</text:p>
          </table:table-cell>
          <table:table-cell table:style-name="ce166" table:formula="of:=SUM([.K38:.K41])" office:value-type="float" office:value="3440.75" calcext:value-type="float">
            <text:p>3440,75</text:p>
          </table:table-cell>
          <table:table-cell table:style-name="ce166" table:formula="of:=SUM([.L38:.L41])" office:value-type="float" office:value="593.625" calcext:value-type="float">
            <text:p>593,63</text:p>
          </table:table-cell>
          <table:table-cell table:style-name="Default"/>
          <table:table-cell/>
        </table:table-row>
        <table:table-row table:style-name="ro3" table:number-rows-repeated="1048532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Lista de Materiais a Comprar'.E9:'Lista de Materiais a Comprar'.E36">
            <calcext:condition calcext:apply-style-name="Sem título1" calcext:value="&gt;0" calcext:base-cell-address="'Lista de Materiais a Comprar'.E9"/>
          </calcext:conditional-format>
        </calcext:conditional-formats>
      </table:table>
      <table:table table:name="Lista de Material por Equipe" table:style-name="ta1">
        <table:table-column table:style-name="co12" table:default-cell-style-name="ce170"/>
        <table:table-column table:style-name="co13" table:default-cell-style-name="ce170"/>
        <table:table-column table:style-name="co14" table:default-cell-style-name="ce175"/>
        <table:table-column table:style-name="co15" table:default-cell-style-name="Default"/>
        <table:table-column table:style-name="co11" table:number-columns-repeated="6" table:default-cell-style-name="Default"/>
        <table:table-row table:style-name="ro10">
          <table:table-cell table:style-name="ce168" office:value-type="string" calcext:value-type="string" table:number-columns-spanned="3" table:number-rows-spanned="1">
            <text:p><text:span text:style-name="T5">Projeto Semestral de ETE102 de 2022</text:span></text:p>
            <text:p><text:span text:style-name="T3">Lista de Materiais para o Dado Digital Completo</text:span></text:p>
            <text:p><text:span text:style-name="T3">Quantidade para Cada Equipe</text:span></text:p>
          </table:table-cell>
          <table:covered-table-cell table:style-name="ce124"/>
          <table:covered-table-cell table:style-name="ce173"/>
          <table:table-cell table:style-name="ce178" table:number-columns-repeated="7"/>
        </table:table-row>
        <table:table-row table:style-name="ro6">
          <table:table-cell table:style-name="ce124"/>
          <table:table-cell table:style-name="ce131"/>
          <table:table-cell table:style-name="ce138"/>
          <table:table-cell table:number-columns-repeated="7"/>
        </table:table-row>
        <table:table-row table:style-name="ro6">
          <table:table-cell table:style-name="ce124" office:value-type="string" calcext:value-type="string">
            <text:p>Quantidade de equipes:</text:p>
          </table:table-cell>
          <table:table-cell table:style-name="ce131" office:value-type="float" office:value="75" calcext:value-type="float">
            <text:p>75</text:p>
          </table:table-cell>
          <table:table-cell table:style-name="ce138"/>
          <table:table-cell table:number-columns-repeated="7"/>
        </table:table-row>
        <table:table-row table:style-name="ro6">
          <table:table-cell table:style-name="Heading_20_2" table:number-columns-repeated="2"/>
          <table:table-cell table:style-name="ce138"/>
          <table:table-cell table:number-columns-repeated="7"/>
        </table:table-row>
        <table:table-row table:style-name="ro11">
          <table:table-cell table:style-name="ce169" office:value-type="string" calcext:value-type="string">
            <text:p>Item</text:p>
          </table:table-cell>
          <table:table-cell table:style-name="ce169" office:value-type="string" calcext:value-type="string">
            <text:p>Valor</text:p>
          </table:table-cell>
          <table:table-cell table:style-name="ce174" office:value-type="string" calcext:value-type="string">
            <text:p>Qtd./Circ.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apacitor cerâmico</text:p>
          </table:table-cell>
          <table:table-cell office:value-type="string" calcext:value-type="string">
            <text:p>10nF/50V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apacitor eletrolítico</text:p>
          </table:table-cell>
          <table:table-cell office:value-type="string" calcext:value-type="string">
            <text:p>1uF/16V (1uF/50V)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apacitor eletrolítico</text:p>
          </table:table-cell>
          <table:table-cell office:value-type="string" calcext:value-type="string">
            <text:p>10uF/16V (10uF/50V)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have “Push-button”</text:p>
          </table:table-cell>
          <table:table-cell office:value-type="string" calcext:value-type="string">
            <text:p>6 x 6 x 5 mm/Vermelh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Resistor</text:p>
          </table:table-cell>
          <table:table-cell table:style-name="ce172" office:value-type="string" calcext:value-type="string">
            <text:p>220R/0,125W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Resistor</text:p>
          </table:table-cell>
          <table:table-cell office:value-type="string" calcext:value-type="string">
            <text:p>10k/0,125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Resistor</text:p>
          </table:table-cell>
          <table:table-cell office:value-type="string" calcext:value-type="string">
            <text:p>220k/0,125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172" office:value-type="float" office:value="4027" calcext:value-type="float">
            <text:p>402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office:value-type="string" calcext:value-type="string">
            <text:p>4093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172" office:value-type="float" office:value="4511" calcext:value-type="float">
            <text:p>45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172" office:value-type="float" office:value="4518" calcext:value-type="float">
            <text:p>451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172" office:value-type="string" calcext:value-type="string">
            <text:p>74HCT85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172" office:value-type="string" calcext:value-type="string">
            <text:p>LM5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Display 7-Segmentos</text:p>
          </table:table-cell>
          <table:table-cell office:value-type="string" calcext:value-type="string">
            <text:p>SM42056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table:style-name="ce171" office:value-type="string" calcext:value-type="string">
            <text:p>Protoboard</text:p>
          </table:table-cell>
          <table:table-cell table:style-name="ce171" office:value-type="string" calcext:value-type="string">
            <text:p>3220 pontos</text:p>
          </table:table-cell>
          <table:table-cell table:style-name="ce176"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table:style-name="ce171" office:value-type="string" calcext:value-type="string">
            <text:p>Cabos para protoboard</text:p>
          </table:table-cell>
          <table:table-cell table:style-name="ce171" office:value-type="string" calcext:value-type="string">
            <text:p>macho-macho</text:p>
          </table:table-cell>
          <table:table-cell table:style-name="ce177" office:value-type="float" office:value="90" calcext:value-type="float">
            <text:p>90</text:p>
          </table:table-cell>
          <table:table-cell table:number-columns-repeated="7"/>
        </table:table-row>
        <table:table-row table:style-name="ro11">
          <table:table-cell table:style-name="ce171" office:value-type="string" calcext:value-type="string">
            <text:p>Cabos para protoboard</text:p>
          </table:table-cell>
          <table:table-cell table:style-name="ce171" office:value-type="string" calcext:value-type="string">
            <text:p>macho-fêmea</text:p>
          </table:table-cell>
          <table:table-cell table:style-name="ce176" office:value-type="float" office:value="10" calcext:value-type="float">
            <text:p>10</text:p>
          </table:table-cell>
          <table:table-cell table:number-columns-repeated="7"/>
        </table:table-row>
      </table:table>
      <table:table table:name="Ficha de Retirada de Material por Equipe" table:style-name="ta1">
        <table:table-column table:style-name="co16" table:default-cell-style-name="Default"/>
        <table:table-column table:style-name="co12" table:default-cell-style-name="ce170"/>
        <table:table-column table:style-name="co17" table:default-cell-style-name="ce172"/>
        <table:table-column table:style-name="co18" table:default-cell-style-name="ce172"/>
        <table:table-column table:style-name="co14" table:default-cell-style-name="ce175"/>
        <table:table-column table:style-name="co19" table:default-cell-style-name="Default"/>
        <table:table-column table:style-name="co20" table:default-cell-style-name="Default"/>
        <table:table-column table:style-name="co11" table:number-columns-repeated="5" table:default-cell-style-name="Default"/>
        <table:table-row table:style-name="ro10">
          <table:table-cell table:style-name="ce168" office:value-type="string" calcext:value-type="string" table:number-columns-spanned="7" table:number-rows-spanned="1">
            <text:p><text:span text:style-name="T5">Projeto Semestral de ETE102 de 2022</text:span></text:p>
            <text:p><text:span text:style-name="T3">Lista de Materiais para o “Dado Digital Completo”</text:span></text:p>
            <text:p><text:span text:style-name="T3">Retirada de Material por Equipe</text:span></text:p>
          </table:table-cell>
          <table:covered-table-cell table:style-name="Default"/>
          <table:covered-table-cell table:number-columns-repeated="2" table:style-name="ce124"/>
          <table:covered-table-cell table:style-name="ce173"/>
          <table:covered-table-cell table:number-columns-repeated="2" table:style-name="ce178"/>
          <table:table-cell table:style-name="ce178" table:number-columns-repeated="5"/>
        </table:table-row>
        <table:table-row table:style-name="ro6">
          <table:table-cell/>
          <table:table-cell table:style-name="ce124"/>
          <table:table-cell table:style-name="ce131" table:number-columns-repeated="2"/>
          <table:table-cell table:style-name="ce138"/>
          <table:table-cell table:number-columns-repeated="7"/>
        </table:table-row>
        <table:table-row table:style-name="ro11">
          <table:table-cell/>
          <table:table-cell table:style-name="ce169" office:value-type="string" calcext:value-type="string">
            <text:p>Item</text:p>
          </table:table-cell>
          <table:table-cell table:style-name="ce122" office:value-type="string" calcext:value-type="string" table:number-columns-spanned="2" table:number-rows-spanned="1">
            <text:p>Valor</text:p>
          </table:table-cell>
          <table:covered-table-cell table:style-name="ce169"/>
          <table:table-cell table:style-name="ce174" office:value-type="string" calcext:value-type="string">
            <text:p>Qtd./Circ.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apacitor cerâmico</text:p>
          </table:table-cell>
          <table:table-cell office:value-type="string" calcext:value-type="string" table:number-columns-spanned="2" table:number-rows-spanned="1">
            <text:p>10nF/50V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apacitor eletrolítico</text:p>
          </table:table-cell>
          <table:table-cell office:value-type="string" calcext:value-type="string" table:number-columns-spanned="2" table:number-rows-spanned="1">
            <text:p>1uF/16V (1uF/50V)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apacitor eletrolítico</text:p>
          </table:table-cell>
          <table:table-cell office:value-type="string" calcext:value-type="string" table:number-columns-spanned="2" table:number-rows-spanned="1">
            <text:p>10uF/16V (10uF/50V)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have “Push-button”</text:p>
          </table:table-cell>
          <table:table-cell office:value-type="string" calcext:value-type="string" table:number-columns-spanned="2" table:number-rows-spanned="1">
            <text:p>6 x 6 x 5 mm/Vermelh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Resistor</text:p>
          </table:table-cell>
          <table:table-cell office:value-type="string" calcext:value-type="string" table:number-columns-spanned="2" table:number-rows-spanned="1">
            <text:p>220R/0,125W</text:p>
          </table:table-cell>
          <table:covered-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Resistor</text:p>
          </table:table-cell>
          <table:table-cell office:value-type="string" calcext:value-type="string" table:number-columns-spanned="2" table:number-rows-spanned="1">
            <text:p>10k/0,125W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Resistor</text:p>
          </table:table-cell>
          <table:table-cell office:value-type="string" calcext:value-type="string" table:number-columns-spanned="2" table:number-rows-spanned="1">
            <text:p>220k/0,125W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float" office:value="4027" calcext:value-type="float" table:number-columns-spanned="2" table:number-rows-spanned="1">
            <text:p>4027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string" calcext:value-type="string" table:number-columns-spanned="2" table:number-rows-spanned="1">
            <text:p>4093B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float" office:value="4511" calcext:value-type="float" table:number-columns-spanned="2" table:number-rows-spanned="1">
            <text:p>451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float" office:value="4518" calcext:value-type="float" table:number-columns-spanned="2" table:number-rows-spanned="1">
            <text:p>4518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string" calcext:value-type="string" table:number-columns-spanned="2" table:number-rows-spanned="1">
            <text:p>74HCT85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string" calcext:value-type="string" table:number-columns-spanned="2" table:number-rows-spanned="1">
            <text:p>LM555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Display 7-Segmentos</text:p>
          </table:table-cell>
          <table:table-cell office:value-type="string" calcext:value-type="string" table:number-columns-spanned="2" table:number-rows-spanned="1">
            <text:p>SM42056-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table:style-name="ce171" office:value-type="string" calcext:value-type="string">
            <text:p>Protoboard</text:p>
          </table:table-cell>
          <table:table-cell table:style-name="ce182" office:value-type="string" calcext:value-type="string" table:number-columns-spanned="2" table:number-rows-spanned="1">
            <text:p>3220 pontos</text:p>
          </table:table-cell>
          <table:covered-table-cell table:style-name="ce182"/>
          <table:table-cell table:style-name="ce176"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table:style-name="ce171" office:value-type="string" calcext:value-type="string">
            <text:p>Cabos para protoboard</text:p>
          </table:table-cell>
          <table:table-cell table:style-name="ce182" office:value-type="string" calcext:value-type="string" table:number-columns-spanned="2" table:number-rows-spanned="1">
            <text:p>macho-macho</text:p>
          </table:table-cell>
          <table:covered-table-cell table:style-name="ce182"/>
          <table:table-cell table:style-name="ce177" office:value-type="float" office:value="90" calcext:value-type="float">
            <text:p>90</text:p>
          </table:table-cell>
          <table:table-cell table:number-columns-repeated="7"/>
        </table:table-row>
        <table:table-row table:style-name="ro11">
          <table:table-cell/>
          <table:table-cell table:style-name="ce171" office:value-type="string" calcext:value-type="string">
            <text:p>Cabos para protoboard</text:p>
          </table:table-cell>
          <table:table-cell table:style-name="ce182" office:value-type="string" calcext:value-type="string" table:number-columns-spanned="2" table:number-rows-spanned="1">
            <text:p>macho-fêmea</text:p>
          </table:table-cell>
          <table:covered-table-cell table:style-name="ce182"/>
          <table:table-cell table:style-name="ce176" office:value-type="float" office:value="10" calcext:value-type="float">
            <text:p>10</text:p>
          </table:table-cell>
          <table:table-cell table:number-columns-repeated="7"/>
        </table:table-row>
        <table:table-row table:style-name="ro12">
          <table:table-cell/>
          <table:table-cell table:style-name="Default" table:number-columns-repeated="4"/>
          <table:table-cell table:number-columns-repeated="7"/>
        </table:table-row>
        <table:table-row table:style-name="ro13">
          <table:table-cell table:style-name="ce124" office:value-type="string" calcext:value-type="string" table:number-columns-spanned="6" table:number-rows-spanned="1">
            <text:p>O material deverá ser devolvido no final do semestre.</text:p>
          </table:table-cell>
          <table:covered-table-cell table:number-columns-repeated="4" table:style-name="Default"/>
          <table:covered-table-cell/>
          <table:table-cell table:number-columns-repeated="6"/>
        </table:table-row>
        <table:table-row table:style-name="ro12">
          <table:table-cell/>
          <table:table-cell table:style-name="Default" table:number-columns-repeated="4"/>
          <table:table-cell table:number-columns-repeated="7"/>
        </table:table-row>
        <table:table-row table:style-name="ro14">
          <table:table-cell table:style-name="ce124" office:value-type="string" calcext:value-type="string" table:number-columns-spanned="2" table:number-rows-spanned="1">
            <text:p>Aluno</text:p>
          </table:table-cell>
          <table:covered-table-cell table:style-name="ce124"/>
          <table:table-cell table:style-name="Default"/>
          <table:table-cell table:style-name="ce124" office:value-type="string" calcext:value-type="string" table:number-columns-spanned="2" table:number-rows-spanned="1">
            <text:p>RA</text:p>
          </table:table-cell>
          <table:covered-table-cell table:style-name="ce178"/>
          <table:table-cell/>
          <table:table-cell table:style-name="ce124" office:value-type="string" calcext:value-type="string">
            <text:p>LAB</text:p>
          </table:table-cell>
          <table:table-cell table:number-columns-repeated="5"/>
        </table:table-row>
        <table:table-row table:style-name="ro15">
          <table:table-cell table:style-name="ce179" table:number-columns-spanned="2" table:number-rows-spanned="1"/>
          <table:covered-table-cell table:style-name="ce106"/>
          <table:table-cell table:style-name="Default"/>
          <table:table-cell table:style-name="ce179" table:number-columns-spanned="2" table:number-rows-spanned="1"/>
          <table:covered-table-cell table:style-name="ce178"/>
          <table:table-cell/>
          <table:table-cell table:style-name="ce179"/>
          <table:table-cell table:number-columns-repeated="5"/>
        </table:table-row>
        <table:table-row table:style-name="ro12">
          <table:table-cell/>
          <table:table-cell table:style-name="Default" table:number-columns-repeated="4"/>
          <table:table-cell table:number-columns-repeated="7"/>
        </table:table-row>
        <table:table-row table:style-name="ro14">
          <table:table-cell table:style-name="ce124" office:value-type="string" calcext:value-type="string" table:number-columns-spanned="2" table:number-rows-spanned="1">
            <text:p>Assinatura</text:p>
          </table:table-cell>
          <table:covered-table-cell table:style-name="ce124"/>
          <table:table-cell table:style-name="Default"/>
          <table:table-cell table:style-name="ce124" office:value-type="string" calcext:value-type="string" table:number-columns-spanned="2" table:number-rows-spanned="1">
            <text:p>Data</text:p>
          </table:table-cell>
          <table:covered-table-cell table:style-name="Default"/>
          <table:table-cell/>
          <table:table-cell table:style-name="ce124" office:value-type="string" calcext:value-type="string">
            <text:p>Período</text:p>
          </table:table-cell>
          <table:table-cell table:number-columns-repeated="5"/>
        </table:table-row>
        <table:table-row table:style-name="ro15">
          <table:table-cell table:style-name="ce179" table:number-columns-spanned="2" table:number-rows-spanned="1"/>
          <table:covered-table-cell table:style-name="ce106"/>
          <table:table-cell table:style-name="Default"/>
          <table:table-cell table:style-name="ce179" table:number-columns-spanned="2" table:number-rows-spanned="1"/>
          <table:covered-table-cell table:style-name="Default"/>
          <table:table-cell/>
          <table:table-cell table:style-name="ce179"/>
          <table:table-cell table:number-columns-repeated="5"/>
        </table:table-row>
      </table:table>
      <table:named-expressions/>
      <table:database-ranges>
        <table:database-range table:name="__Anonymous_Sheet_DB__0" table:target-range-address="'Lista de Materiais a Comprar'.A8:'Lista de Materiais a Comprar'.L3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8:10:55.8942509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4-26T18:11:53.937339079</dc:date>
    <dc:creator>mpt </dc:creator>
    <meta:editing-duration>P1DT15H4M45S</meta:editing-duration>
    <meta:editing-cycles>129</meta:editing-cycles>
    <meta:document-statistic meta:table-count="3" meta:cell-count="441" meta:object-count="0"/>
  </office:meta>
</office:document-meta>
</file>